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8be4" officeooo:paragraph-rsid="00038be4"/>
    </style:style>
    <style:style style:name="P2" style:family="paragraph" style:parent-style-name="Standard">
      <style:text-properties fo:font-style="italic" officeooo:rsid="00038be4" officeooo:paragraph-rsid="00038be4" style:font-style-asian="italic" style:font-style-complex="italic"/>
    </style:style>
    <style:style style:name="P3" style:family="paragraph" style:parent-style-name="Standard">
      <style:text-properties fo:font-style="italic" officeooo:rsid="00057d08" officeooo:paragraph-rsid="00057d08" style:font-style-asian="italic" style:font-style-complex="italic"/>
    </style:style>
    <style:style style:name="P4" style:family="paragraph" style:parent-style-name="Standard">
      <style:text-properties fo:font-style="italic" fo:font-weight="bold" officeooo:rsid="00057d08" officeooo:paragraph-rsid="00057d08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normal" officeooo:rsid="00038be4" officeooo:paragraph-rsid="00038be4" style:font-style-asian="normal" style:font-style-complex="normal"/>
    </style:style>
    <style:style style:name="P6" style:family="paragraph" style:parent-style-name="Standard">
      <style:text-properties fo:font-style="normal" fo:font-weight="bold" officeooo:rsid="00038be4" officeooo:paragraph-rsid="00038be4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rsid="00057d08" officeooo:paragraph-rsid="00057d08"/>
    </style:style>
    <style:style style:name="P8" style:family="paragraph" style:parent-style-name="Standard">
      <style:text-properties fo:font-weight="bold" officeooo:rsid="00038be4" officeooo:paragraph-rsid="00038be4" style:font-weight-asian="bold" style:font-weight-complex="bold"/>
    </style:style>
    <style:style style:name="P9" style:family="paragraph" style:parent-style-name="Standard">
      <style:text-properties fo:font-style="normal" officeooo:rsid="00057d08" officeooo:paragraph-rsid="00057d08" style:font-style-asian="normal" style:font-style-complex="normal"/>
    </style:style>
    <style:style style:name="P10" style:family="paragraph" style:parent-style-name="Standard">
      <style:text-properties fo:font-style="normal" officeooo:rsid="00038be4" officeooo:paragraph-rsid="00038be4" style:font-style-asian="normal" style:font-style-complex="normal"/>
    </style:style>
    <style:style style:name="P11" style:family="paragraph" style:parent-style-name="Standard">
      <style:text-properties fo:font-style="normal" officeooo:rsid="00038be4" officeooo:paragraph-rsid="00084639" style:font-style-asian="normal" style:font-style-complex="normal"/>
    </style:style>
    <style:style style:name="P12" style:family="paragraph" style:parent-style-name="Standard">
      <style:text-properties fo:font-style="italic" officeooo:rsid="00057d08" officeooo:paragraph-rsid="00057d08" style:font-style-asian="italic" style:font-style-complex="italic"/>
    </style:style>
    <style:style style:name="P13" style:family="paragraph" style:parent-style-name="Standard">
      <style:text-properties fo:font-weight="bold" officeooo:rsid="00038be4" officeooo:paragraph-rsid="00038be4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57d08" style:font-style-asian="normal" style:font-style-complex="normal"/>
    </style:style>
    <style:style style:name="T3" style:family="text">
      <style:text-properties fo:font-style="normal" officeooo:rsid="00084639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49ed7" style:font-style-asian="italic" style:font-style-complex="italic"/>
    </style:style>
    <style:style style:name="T6" style:family="text">
      <style:text-properties fo:font-style="italic" officeooo:rsid="00084639" style:font-style-asian="italic" style:font-style-complex="italic"/>
    </style:style>
    <style:style style:name="T7" style:family="text">
      <style:text-properties officeooo:rsid="00049ed7"/>
    </style:style>
    <style:style style:name="T8" style:family="text">
      <style:text-properties officeooo:rsid="00057d08"/>
    </style:style>
    <style:style style:name="T9" style:family="text">
      <style:text-properties officeooo:rsid="00084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8">Adis16350 </text:span>ROS_API</text:p>
      <text:p text:style-name="P1"/>
      <text:p text:style-name="P7">spustanie: <text:span text:style-name="T4">roslaunch adis16350 display.launch model:='$(find adis16350)/urdf/adis16350.urdf'</text:span></text:p>
      <text:p text:style-name="P3"><text:span text:style-name="T3">alebo</text:span><text:span text:style-name="T9"> </text:span>rosrun adis16350 adis16350_node</text:p>
      <text:p text:style-name="P3"/>
      <text:p text:style-name="P8">1. node<text:span text:style-name="T9">s</text:span></text:p>
      <text:p text:style-name="P2">/adis16350 –<text:span text:style-name="T1"> </text:span><text:span text:style-name="T2">vytvoreny v </text:span><text:span text:style-name="T1">adis16350_node.cpp. </text:span><text:span text:style-name="T2">Hlavna noda </text:span><text:span text:style-name="T3">(ovladac)</text:span><text:span text:style-name="T2">. </text:span><text:span text:style-name="T3">Publikuje /imu/data, servisy su robene pre tuto nodu. </text:span></text:p>
      <text:p text:style-name="P5">/<text:span text:style-name="T8">adis_broadcaster – sluzi na zobrazenie adisu v RVIZe. Publikuje TF. Volitelna noda.</text:span></text:p>
      <text:p text:style-name="P5"/>
      <text:p text:style-name="P8">2. publishing topic<text:span text:style-name="T9">s</text:span></text:p>
      <text:p text:style-name="P2">/imu/data<text:span text:style-name="T8">(sensor_msgs/Imu) –</text:span><text:span text:style-name="T3"> namerane udaje, publikuje noda adis1630.</text:span></text:p>
      <text:p text:style-name="P2">/<text:span text:style-name="T9">tf </text:span><text:span text:style-name="T3">volitelne publikuje noda adis_broadcaster. Transformacia base_link-&gt;board a board-&gt;imu. Meni sa rotacia base_link -&gt; board a tym padom aj rotacia imu</text:span></text:p>
      <text:p text:style-name="P4">3. s<text:span text:style-name="T1">ubscribing topic</text:span><text:span text:style-name="T3">s</text:span></text:p>
      <text:p text:style-name="P3">/<text:span text:style-name="T9">bearing</text:span>(std_msgs/Float32)<text:span text:style-name="T1"> sluzi na obnovenie uhla okolo osi Z, zoberie data z </text:span><text:span text:style-name="T3">externeho </text:span><text:span text:style-name="T1">kompasu.</text:span></text:p>
      <text:p text:style-name="P9"/>
      <text:p text:style-name="P6"><text:span text:style-name="T8">4.</text:span> services</text:p>
      <text:p text:style-name="P5"><text:span text:style-name="T4">/adis16350/read</text:span> – citanie z registrov, parametre uint8 reg <text:s/>. Vracia uint16 data <text:span text:style-name="T9">(udaje treba rucne prekonvertovat) Priklad zapisu pre citanie registra SMPL_PRD r</text:span><text:span text:style-name="T6">osservice call /adis16350/read 0x36</text:span></text:p>
      <text:p text:style-name="P5"><text:span text:style-name="T4">/adis16350/write</text:span> – zapis do registrov, parametre uint8 reg <text:s/>a uint16 data. Vracia bool success a string message <text:span text:style-name="T9">(data kotre sa zapisuju treba rucne prekonvertovat). Priklad zapisu dat nastavenie vzorkovania register 0x36 a maximalna hodnota 0x01. Zapis bude vyzerat </text:span><text:span text:style-name="T6">rosservice call /adis16350/write 0x36 0x0001</text:span><text:span text:style-name="T9">. Vzdy treba zapisovat do dolneho registra (parne cislo).</text:span></text:p>
      <text:p text:style-name="P5"><text:span text:style-name="T4">/adis16350/calibrate</text:span> – zapne 30 sekund kalibraciu, nastavi sa parameter is_calibrate na false po dokonceny na true</text:p>
      <text:p text:style-name="P11"><text:span text:style-name="T4">/adis16350/</text:span><text:span text:style-name="T6">auto_calibrate</text:span> – <text:span text:style-name="T9">spusti kratku</text:span> kalibraciu, nastavi sa parameter is_calibrate na false po dokonceny na true</text:p>
      <text:p text:style-name="P5">/<text:span text:style-name="T4">adis1635</text:span><text:span text:style-name="T5">0</text:span><text:span text:style-name="T4">/restoring_calibration</text:span> – vymaze nastavenu kalibraciu a parameter is_calibrate na false</text:p>
      <text:p text:style-name="P5">/<text:span text:style-name="T7">adis16350/set_range – nastavi range zadanu v parametri </text:span><text:span text:style-name="T5">/range </text:span><text:span text:style-name="T9">NEFUNKCNE!!!</text:span></text:p>
      <text:p text:style-name="P5"/>
      <text:p text:style-name="P6"><text:span text:style-name="T8">5</text:span>. parameters</text:p>
      <text:p text:style-name="P5"><text:span text:style-name="T4">/adis16350/complementary_filter</text:span> (default true)</text:p>
      <text:p text:style-name="P5"><text:span text:style-name="T4">/adis16350/priemer_filter</text:span> (default false)</text:p>
      <text:p text:style-name="P5"><text:span text:style-name="T4">/adis16350/filter_G</text:span> (default false) – meria zrychlenie bez vplyvu tiaze</text:p>
      <text:p text:style-name="P5"><text:span text:style-name="T4">/adis16350/reading_period</text:span> (default 10) – perioda citania v ms. nastavitelne len pred startom.</text:p>
      <text:p text:style-name="P5"><text:span text:style-name="T4">/adis16350/is_calibrate</text:span> (default false) – detekuje ci prebehla kalibracia</text:p>
      <text:p text:style-name="P5">/<text:span text:style-name="T7">adis16350/range (default 300) – mozne rozsahy (300,150,75 stupen/s), zapise sa pomocou servisu set_ran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09:21:07.625327741</meta:creation-date>
    <dc:date>2016-03-22T12:00:24.763510327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255" meta:character-count="2139" meta:non-whitespace-character-count="1893"/>
  </office:meta>
</office:document-meta>
</file>